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ngine.PublishEngine( PublishEngineSettings settings , EventManager ev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Engine.publish( ModuleRevisionId mrid , Collection srcArtifactPattern , String resolverName , PublishOptions option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PublishEngine.publish( Artifact artifact , File src , DependencyResolver resolver , boolean overwr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ublishEngine.publish( ModuleDescriptor md , Collection srcArtifactPattern , DependencyResolver resolver , PublishOptions option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1">
            <text:p text:style-name="Table_20_Contents">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